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Polidor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136fc9">1. SmartCage Software Proposal</text:a></text:p>
          <text:p text:style-name="Contents_20_2"><text:a xlink:type="simple" xlink:href="#org3d3ece0">1.1. Description</text:a></text:p>
          <text:p text:style-name="Contents_20_2"><text:a xlink:type="simple" xlink:href="#org49c2814">1.2. Overview</text:a></text:p>
          <text:p text:style-name="Contents_20_2"><text:a xlink:type="simple" xlink:href="#orgd40262e">1.3. Svoboda Lab Software Request</text:a></text:p>
          <text:p text:style-name="Contents_20_3"><text:a xlink:type="simple" xlink:href="#orgcd69f50">1.3.1. Matlab Bpod</text:a></text:p>
          <text:p text:style-name="Contents_20_3"><text:a xlink:type="simple" xlink:href="#orgb38c956">1.3.2. Python Bpod</text:a></text:p>
          <text:p text:style-name="Contents_20_2"><text:a xlink:type="simple" xlink:href="#org68cb08a">1.4. Details</text:a></text:p>
          <text:p text:style-name="Contents_20_2"><text:a xlink:type="simple" xlink:href="#org0802fb9">1.5. Operation</text:a></text:p>
          <text:p text:style-name="Contents_20_2"><text:a xlink:type="simple" xlink:href="#org5ff59bb">1.6. Data Directory Structure</text:a></text:p>
          <text:p text:style-name="Contents_20_2"><text:a xlink:type="simple" xlink:href="#orgf0088fd">1.7. Matlab and Bpod Details</text:a></text:p>
          <text:p text:style-name="Contents_20_2"><text:a xlink:type="simple" xlink:href="#org2fd5b86">1.8. Architecture</text:a></text:p>
          <text:p text:style-name="Contents_20_3"><text:a xlink:type="simple" xlink:href="#org1b87d5c">1.8.1. SmartCageSetController Node</text:a></text:p>
          <text:p text:style-name="Contents_20_3"><text:a xlink:type="simple" xlink:href="#orga7e264e">1.8.2. SmartCageSetDataWriter Node</text:a></text:p>
          <text:p text:style-name="Contents_20_3"><text:a xlink:type="simple" xlink:href="#org57a74b9">1.8.3. GUI Node</text:a></text:p>
          <text:p text:style-name="Contents_20_3"><text:a xlink:type="simple" xlink:href="#org2b36e58">1.8.4. Alarm Node</text:a></text:p>
          <text:p text:style-name="Contents_20_3"><text:a xlink:type="simple" xlink:href="#orgdcd07db">1.8.5. SmartCageController Node</text:a></text:p>
          <text:p text:style-name="Contents_20_3"><text:a xlink:type="simple" xlink:href="#org5a96a2e">1.8.6. Camera Node</text:a></text:p>
          <text:p text:style-name="Contents_20_3"><text:a xlink:type="simple" xlink:href="#orgeca4895">1.8.7. CameraDataWriterNode</text:a></text:p>
          <text:p text:style-name="Contents_20_3"><text:a xlink:type="simple" xlink:href="#org3da00c8">1.8.8. Tunnel Node</text:a></text:p>
          <text:p text:style-name="Contents_20_3"><text:a xlink:type="simple" xlink:href="#org63bc051">1.8.9. TunnelDataWriter Node</text:a></text:p>
          <text:p text:style-name="Contents_20_3"><text:a xlink:type="simple" xlink:href="#orgc220c28">1.8.10. Lickport Node</text:a></text:p>
          <text:p text:style-name="Contents_20_3"><text:a xlink:type="simple" xlink:href="#org3a21530">1.8.11. LickportDataWriter Node</text:a></text:p>
          <text:p text:style-name="Contents_20_3"><text:a xlink:type="simple" xlink:href="#orgfc12121">1.8.12. Matlab Node</text:a></text:p>
          <text:p text:style-name="Contents_20_3"><text:a xlink:type="simple" xlink:href="#org7b00437">1.8.13. Watchdog Node</text:a></text:p>
          <text:p text:style-name="Contents_20_2"><text:a xlink:type="simple" xlink:href="#org57fda11">1.9. Time Estimates</text:a></text:p>
        </text:index-body>
      </text:table-of-content>
      <text:h text:style-name="Heading_20_1" text:outline-level="1" text:is-list-header="false">
<text:bookmark-start text:name="OrgXref.orgf136fc9"/>
<text:bookmark text:name="orgf136fc9"/>SmartCage Software Proposal
<text:bookmark-end text:name="OrgXref.orgf136fc9"/></text:h>
      <text:h text:style-name="Heading_20_2" text:outline-level="2" text:is-list-header="false">
<text:bookmark-start text:name="OrgXref.org3d3ece0"/>
<text:bookmark text:name="org3d3ece0"/>Description
<text:bookmark-end text:name="OrgXref.org3d3ece0"/></text:h>
      <text:p text:style-name="Text_20_body">The SmartCage system allows mice to perform voluntary head-fixations in their
home cages to facilitate behavior training and experiments without human
supervision.
</text:p>
      <text:h text:style-name="Heading_20_2" text:outline-level="2" text:is-list-header="false">
<text:bookmark-start text:name="OrgXref.org49c2814"/>
<text:bookmark text:name="org49c2814"/>Overview
<text:bookmark-end text:name="OrgXref.org49c2814"/></text:h>
      <text:p text:style-name="Text_20_body">A researcher manages a set of SmartCages and mice, setting up behavior
training or experiments which will run automatically and independently on
each SmartCage. The researcher may monitor the set of SmartCages remotely or
in-person and intervene if needed, but direct supervision is not necessary
for operation.
</text:p>
      <text:p text:style-name="Text_20_body">Each SmartCage contains a mouse with a headbar and consists of a typical
mouse cage with a tunnel module and task module attached. The tunnel module
has sensors for detecting the mouse position and motion and motorized latches
for head-fixing the mouse. The task module has sensors for collecting data
and actuators for interacting with the mouse.
</text:p>
      <text:p text:style-name="Text_20_body">A SmartCage runs a course of training or experiments lasting approximately
one month. A course is a series of sessions, one session per day, each
session lasting about half a day. A session is a series of trials, each trial
typically lasting somewhere between half a minute to half an hour.
</text:p>
      <text:p text:style-name="Text_20_body">Control and data collection in the SmartCage system is handled by a variety
of hardware and software components, communicating with each other to
coordinate. Examples of SmartCage system hardware and software components
include Linux single board computers running Python, C++, Docker, ROS, and
webservers, Phidgets sensor and actuator controllers, Windows computers
running Matlab Bpod or MacOS computers running PyBpod rodent behavior
measurement and control devices.
</text:p>
      <text:h text:style-name="Heading_20_2" text:outline-level="2" text:is-list-header="false">
<text:bookmark-start text:name="OrgXref.orgd40262e"/>
<text:bookmark text:name="orgd40262e"/>Svoboda Lab Software Request
<text:bookmark-end text:name="OrgXref.orgd40262e"/></text:h>
      <text:h text:style-name="Heading_20_3" text:outline-level="3" text:is-list-header="false">
<text:bookmark-start text:name="OrgXref.orgcd69f50"/>
<text:bookmark text:name="orgcd69f50"/>Matlab Bpod
<text:bookmark-end text:name="OrgXref.orgcd69f50"/></text:h>
      <text:list text:style-name="OrgBulletedList" text:continue-numbering="false">
        <text:list-item>
          <text:p text:style-name="Text_20_body">integrate the existing Python and Matlab scripts
</text:p>
        </text:list-item>
        <text:list-item>
          <text:p text:style-name="Text_20_body">easily communicate between Matlab code (Bpod) and Python code (SmartCage)
using the Robot Operating System (ROS)
</text:p>
        </text:list-item>
        <text:list-item>
          <text:p text:style-name="Text_20_body">create a GUI to quickly browse through/monitor all the mice training
states
</text:p>
        </text:list-item>
        <text:list-item>
          <text:p text:style-name="Text_20_body">alarm systems to notify users when either component crashes or mice do not
perform well
</text:p>
        </text:list-item>
        <text:list-item>
          <text:p text:style-name="Text_20_body">want to be able to have multiple mice automatically train themselves
</text:p>
        </text:list-item>
        <text:list-item>
          <text:p text:style-name="Text_20_body">want to monitor their health/training remotely 24/7
</text:p>
        </text:list-item>
      </text:list>
      <text:h text:style-name="Heading_20_3" text:outline-level="3" text:is-list-header="false">
<text:bookmark-start text:name="OrgXref.orgb38c956"/>
<text:bookmark text:name="orgb38c956"/>Python Bpod
<text:bookmark-end text:name="OrgXref.orgb38c956"/></text:h>
      <text:list text:style-name="OrgBulletedList" text:continue-numbering="false">
        <text:list-item>
          <text:p text:style-name="Text_20_body">provide example code showing the PyBpod scripts can control the SmartCage
(e.g. lickport positions, latching) via ROS
</text:p>
        </text:list-item>
        <text:list-item>
          <text:p text:style-name="Text_20_body">alarm systems to notify users when either component crashes or mice do not
perform well
</text:p>
        </text:list-item>
      </text:list>
      <text:h text:style-name="Heading_20_2" text:outline-level="2" text:is-list-header="false">
<text:bookmark-start text:name="OrgXref.org68cb08a"/>
<text:bookmark text:name="org68cb08a"/>Details
<text:bookmark-end text:name="OrgXref.org68cb08a"/></text:h>
      <text:p text:style-name="Text_20_body">A SmartCage consists of a regular mouse cage with a hole cut into it and a
tunnel module attached to it. A variety of task modules may be attached to
the tunnel module.
</text:p>
      <text:p text:style-name="Text_20_body">The tunnel module contains two latches at the end of the tunnel farthest from
the cage, one on the mouse's left side when facing out of the tunnel and the
other on the right side. Each latch has a home switch, which is triggered
when the latch is fully open, and a headbar switch, which is triggered when
the mouse presses its headbar into it. A sensor on the floor of the tunnel
measures the force the head-fixed mouse applies to the floor when it presses
down upon it. The tunnel module also contains a digital output for
communicating with other electronic hardware in the system, such as Bpod, and
a digital input which can be connected to an emergency stop switch.
</text:p>
      <text:p text:style-name="Text_20_body">The first task module to be developed for the Svoboda Lab is a motorized
lickport used for dispensing water to the mouse at various positions and for
sensing mouse licks. The lickport contains three motors, each with its own
home switch, for moving the lickport in three orthogonal directions. The
lickport module may contain multiple lickports, each with a solenoid valve
for dispensing water and a sensor for detecting licks.
</text:p>
      <text:p text:style-name="Text_20_body">A SmartCage runs a course of training or experiments lasting approximately
one month. Each SmartCage contains a single mouse and only that mouse is in
the cage for the entire course.
</text:p>
      <text:p text:style-name="Text_20_body">Each SmartCage contains three cameras, one viewing the mouse from the front
when it is latched in the tunnel, one viewing the side, and the third viewing
the top. Images are both streamed and saved from the cameras all day and
night during the entire course.
</text:p>
      <text:p text:style-name="Text_20_body">A set of SmartCages may run their courses simultaneously, but independently,
of one another. Each SmartCage course may start or stop according to its own
schedule, which may not necessarily be synchronized with the courses running
on other SmartCages in the set.
</text:p>
      <text:p text:style-name="Text_20_body">Each course consists of a set of sessions. One, and only one, session runs on
each day of the course for part of the day. The cameras and lickport motors
may be active all day, but the latches and other sensors may only be active
during the session. If a session is aborted before it is scheduled to end it
may be restarted if the session end date and time have not passed.
</text:p>
      <text:p text:style-name="Text_20_body">Each session consists of a series of trials. Each trial may be as short as a
few seconds or as long as half an hour or so.
</text:p>
      <text:p text:style-name="Text_20_body">The researcher sets the time of day to start the session and the maximum
duration of the session for that day. A typical session duration might be 12
hours. The researcher also sets the maximum number of trials per session, for
example 800 trials per session. The trial counter resets to zero at the start
of every session and is incremented at the start of every new trial,
regardless of whether the previous trial ended successfully or not.
</text:p>
      <text:p text:style-name="Text_20_body">A session ends when either the maximum duration of the session is
exceeded or the maximum number of trials set for the session is exceeded or
if the session is aborted in software, whichever comes first.
</text:p>
      <text:p text:style-name="Text_20_body">A new trial is started when the mouse enters the tunnel from the cage and
triggers one or both of the headbar sensors, depending on the researcher
setting, at the end of the tunnel. When a new trial is started, the digital
output signals a square wave at some acceptable frequency until the trial
ends. When a session or trial is not active, the digital output line will
remain low.
</text:p>
      <text:p text:style-name="Text_20_body">The tunnel module may be in one of two modes, latch mode true and latch mode
false. When the latch mode is true, the start of the trial causes the latches
to close and remain closed until the end of the trial. When latch mode is
false, the latches never close.
</text:p>
      <text:p text:style-name="Text_20_body">The latch mode will be specified before a session starts, but the latch mode
may be changed by a software command while the session is running. Changing
the latch mode will take effect at the start of the next trial in the
session.
</text:p>
      <text:p text:style-name="Text_20_body">The latch mode will typically be false for some number of sessions at the
beginning of a course. After that number of sessions has been exceeded, the
remaining sessions will typically have latch mode set to true until the end
of the course.
</text:p>
      <text:p text:style-name="Text_20_body">When the latch mode is false, the trial ends as soon as both headbar sensors
are unpressed. The digital output will be active during the trial. The floor
sensor measurements and the abort signals, from either a software command or
an emergency stop switch press, will all be ignored. A new trial may begin
immediately after the end of a previous trial when one or both of the headbar
sensors are pressed, depending on the researcher setting. All trials will be
considered successful.
</text:p>
      <text:p text:style-name="Text_20_body">When the latch mode is true, the trial ends when either the latch duration is
exceeded, when the floor sensor threshold is exceeded, or if the trial is
aborted from either a software command or an emergency stop switch press. A
trial is considered successful if the latch duration is exceeded and
considered a failure otherwise.
</text:p>
      <text:p text:style-name="Text_20_body">When a trial is aborted by a software command it means the mouse was
exhibiting bad performance during the trial.
</text:p>
      <text:p text:style-name="Text_20_body">The tunnel floor sensor threshold will be specified before a session starts,
but the threshold may be changed by a software command while the session is
running. Changing the threshold value will take effect immediately, even if
it occurs in the middle of a trial.
</text:p>
      <text:p text:style-name="Text_20_body">The latch duration will be taken from an array of latch durations specified
when starting a course. The first time the latch mode is set to true, the
latch duration used for the next trial will be the first element in the latch
duration array. If the trial is considered a success, then the next latch
duration will be set to the next value in the latch duration array. If there
are no more elements in the latch duration array, the last value of the array
will be used for all following trials in the course. If the trial is
considered a failure, then the latch duration from the failed trial will be
used again and the latch duration array index will not be incremented.
</text:p>
      <text:p text:style-name="Text_20_body">The lickport 3-axis position may be changed at any time during a course with
a software command. When a course is not running, the lickport will be
disabled and software commands will be ignored until a new course starts.
</text:p>
      <text:p text:style-name="Text_20_body">A watchdog will be used to detect external software crashes. Software
messages must be sent regularly to the watchdog. If the watchdog does not
receive a message within a period of time set by the researcher, then the
watchdog assumes the external software has crashed or become unresponsive.
</text:p>
      <text:p text:style-name="Text_20_body">An alarm system will trigger an alarm when it detects a problem. Triggering
an alarm opens the latches, if possible, ends the current trial and session,
if they are running, and sends an email to the researcher.
</text:p>
      <text:p text:style-name="Text_20_body">An alarm will be triggered if the watchdog detects an external software
crash. An alarm will be triggered at the end of a session if no trials were
started in the entire session. An alarm will be triggered if both headbar
sensors become unpressed while the latches are closed. Alarms may be
triggered by external software commands. For example, if external software
determines that the mouse has bad performance, then it may send a command to
the alarm system, triggering an alarm and supplying a message to be included
in the alarm email.
</text:p>
      <text:p text:style-name="Text_20_body">A GUI will display must be able to communicate with all SmartCages in a
researcher's set and must be accessable remotely. The GUI will display
information, but will not be able to send commands to the SmartCages. The GUI
may need information from external software, for example the amount of water
that the mouse has consumed, so that information must be communicated
regularly to the GUI in order for it to be displayed.
</text:p>
      <text:h text:style-name="Heading_20_2" text:outline-level="2" text:is-list-header="false">
<text:bookmark-start text:name="OrgXref.org0802fb9"/>
<text:bookmark text:name="org0802fb9"/>Operation
<text:bookmark-end text:name="OrgXref.org0802fb9"/></text:h>
      <text:p text:style-name="Text_20_body">When first powering up the SmartCage, the software will start running and
wait idly for messages from external software. All messages from external
software to the SmartCage will be ignored except for a message to start a
course.
</text:p>
      <text:p text:style-name="Text_20_body">A GUI will be running independently from all SmartCages in the researcher's
set. It may receive messages at any time from any of the SmartCages and from
external software. It must be accessible remotely at any time, so most likely
will be a webpage hosted on a webpage server.
</text:p>
      <text:p text:style-name="Text_20_body">Starting a course requires sending a message to a particular SmartCage,
specifying the name of the mouse that will be living in the cage for the
duration of the course, the array of latch durations with units of seconds,
the width of the camera images, the height of the camera images, and the
framerate of cameras. All cameras will have the same width, height, and
framerate.
</text:p>
      <text:p text:style-name="Text_20_body">When a course is started, the latches are homed and left open, but disabled,
the digital output is set low, and the lickport motors are homed, left at the
3-axis home position, and enabled to move when the lickport receives software
commands.
</text:p>
      <text:p text:style-name="Text_20_body">A directory is created to save data collected during the course. The top
level directory will be the same name as the mouse, so weird characters
should not be used in the mouse name. Within the mouse directory, the next
level directory will be the number of courses that mouse has completed,
starting at 0. Information about the course will be saved into a text file
and current state of the course will be saved in another text file in the
course directory.
</text:p>
      <text:p text:style-name="Text_20_body">A lickport position text file in the course directory will be used to store
lickport positions commanded during the course along with date and
timestamps.
</text:p>
      <text:p text:style-name="Text_20_body">Within the course directory, another directory will be created to save the
camera images. Within the images directory, one directory will be created for
each camera. The software may not be able to differentiate which camera
belongs to which view, so the directories will be arbitrarily named. The
researcher will then later need to figure out which camera belongs to which
view by looking at the images. The software will begin saving images from the
cameras as soon as the course is started. Only images that differ
significantly from previous images will be saved to reduce disk usage. Date
and time stamps will be used to name each image. All messages from external
software will be ignored except for a message to create a new session.
</text:p>
      <text:p text:style-name="Text_20_body">Creating a new session requires sending a message to a particular SmartCage
that is actively running a course, specifying the session start date and time
(year, month, day, hour, and minute) and the session duration in hours, the
tunnel floor sensor threshold, the latch mode, and whether or not both
headbar sensors are required to start a new trial. Sessions should be created
with start and end date and times that are in the future. Sessions may be
created that have start date and times that are in the past as long as their
end date and times are in the future. Sessions with end date and times that
are in the past will be ignored. If the session end date and time is in the
future and the start date and time is in the past, the session will begin
immediately and the maximum session duration will be the end date and time
minus the current date and time.
</text:p>
      <text:p text:style-name="Text_20_body">Sessions are started automatically on their start date and time. When a
session starts, a new directory is created in the course directory, named
after the number of sessions the mouse has completed in this course, starting
at 0. Information about the session will be saved into a text file and
current state of the session will be saved in another text file in the
session directory.
</text:p>
      <text:p text:style-name="Text_20_body">When a session is started, the tunnel headbar switches and tunnel digital
output are enabled. Data collected during each trial are saved into a data
text file in the session directory.
</text:p>
      <text:h text:style-name="Heading_20_2" text:outline-level="2" text:is-list-header="false">
<text:bookmark-start text:name="OrgXref.org5ff59bb"/>
<text:bookmark text:name="org5ff59bb"/>Data Directory Structure
<text:bookmark-end text:name="OrgXref.org5ff59bb"/></text:h>
      <text:p text:style-name="Text_20_body">Example data directory structure for a mouse named hc34:
</text:p>
      <text:p text:style-name="OrgVerse">smart-cage-data/<text:line-break/>
└── hc34<text:line-break/>
 <text:s text:c="3"/>└── course-000<text:line-break/>
 <text:s text:c="7"/>├── course-info.json<text:line-break/>
 <text:s text:c="7"/>├── course-state.json<text:line-break/>
 <text:s text:c="7"/>├── images<text:line-break/>
 <text:s text:c="7"/>│   ├── camera-000<text:line-break/>
 <text:s text:c="7"/>│   │   ├── 2020-04-02-10-20-58-960818.png<text:line-break/>
 <text:s text:c="7"/>│   │   └── 2020-04-02-10-20-62-546872.png<text:line-break/>
 <text:s text:c="7"/>│   ├── camera-001<text:line-break/>
 <text:s text:c="7"/>│   │   ├── 2020-04-02-10-20-58-965781.png<text:line-break/>
 <text:s text:c="7"/>│   │   └── 2020-04-02-10-20-62-891765.png<text:line-break/>
 <text:s text:c="7"/>│   └── camera-002<text:line-break/>
 <text:s text:c="7"/>│       ├── 2020-04-02-10-20-59-178923.png<text:line-break/>
 <text:s text:c="7"/>│       └── 2020-04-02-10-20-62-957638.png<text:line-break/>
 <text:s text:c="7"/>├── lickport-positions.txt<text:line-break/>
 <text:s text:c="7"/>├── session-000<text:line-break/>
 <text:s text:c="7"/>│   ├── session-info.json<text:line-break/>
 <text:s text:c="7"/>│   ├── session-state.json<text:line-break/>
 <text:s text:c="7"/>│   └── trial-data.txt<text:line-break/>
 <text:s text:c="7"/>└── session-001<text:line-break/>
 <text:s text:c="11"/>├── session-info.json<text:line-break/>
 <text:s text:c="11"/>├── session-state.json<text:line-break/>
 <text:s text:c="11"/>└── trial-data.txt<text:line-break/>
</text:p>
      <text:h text:style-name="Heading_20_2" text:outline-level="2" text:is-list-header="false">
<text:bookmark-start text:name="OrgXref.orgf0088fd"/>
<text:bookmark text:name="orgf0088fd"/>Matlab and Bpod Details
<text:bookmark-end text:name="OrgXref.orgf0088fd"/></text:h>
      <text:p text:style-name="Text_20_body">???
</text:p>
      <text:h text:style-name="Heading_20_2" text:outline-level="2" text:is-list-header="false">
<text:bookmark-start text:name="OrgXref.org2fd5b86"/>
<text:bookmark text:name="org2fd5b86"/>Architecture
<text:bookmark-end text:name="OrgXref.org2fd5b86"/></text:h>
      <text:p text:style-name="Text_20_body">Software in the SmartCage system will be organized as a set of ROS nodes.
</text:p>
      <text:p text:style-name="Text_20_body">An Ethernet LAN will connect all SmartCages in the set.
</text:p>
      <text:p text:style-name="Text_20_body">Each SmartCage will contain at least one single board computer running Linux
and Docker connected to the Ethernet LAN with a unique IP address.
</text:p>
      <text:p text:style-name="Text_20_body">Each SmartCage will be assigned a unique number in the set. This number will
be used to differentiate SmartCages from one another.
</text:p>
      <text:p text:style-name="Text_20_body">Separately each SmartCage may also contain a computer running Windows and
Matlab to control a Bpod device. The Windows computer may be connected to the
Linux single board directly using Ethernet over USB or the Windows computer
may be connected to the Ethernet LAN with its own unique IP address.
</text:p>
      <text:p text:style-name="Text_20_body">A separate Linux single board computer may be connected to the Ethernet LAN
to run a node to control the set of SmartCages and host the GUI webserver.
This computer may also have multiple Ethernet ports to be used as a router to
connected to Ethernet WAN.
</text:p>
      <text:h text:style-name="Heading_20_3" text:outline-level="3" text:is-list-header="false">
<text:bookmark-start text:name="OrgXref.org1b87d5c"/>
<text:bookmark text:name="org1b87d5c"/>SmartCageSetController Node
<text:bookmark-end text:name="OrgXref.org1b87d5c"/></text:h>
      <text:p text:style-name="Text_20_body">One instance of this ROS node will run independently from all SmartCages,
either on one of the cages or on a separate Linux single board computer
connected to the Ethernet LAN.
</text:p>
      <text:p text:style-name="Text_20_body">This node will collect data from all of the SmartCages and may also allow a
research to manage SmartCages within the set.
</text:p>
      <text:h text:style-name="Heading_20_3" text:outline-level="3" text:is-list-header="false">
<text:bookmark-start text:name="OrgXref.orga7e264e"/>
<text:bookmark text:name="orga7e264e"/>SmartCageSetDataWriter Node
<text:bookmark-end text:name="OrgXref.orga7e264e"/></text:h>
      <text:p text:style-name="Text_20_body">One instance of this ROS node will run independently from all SmartCages,
either on one of the cages or on a separate Linux single board computer
connected to the Ethernet LAN.
</text:p>
      <text:p text:style-name="Text_20_body">This node will manage data from the SmartCages, transferring and backing up
data stored locally on each cage to a common network location at regular
intervals.
</text:p>
      <text:h text:style-name="Heading_20_3" text:outline-level="3" text:is-list-header="false">
<text:bookmark-start text:name="OrgXref.org57a74b9"/>
<text:bookmark text:name="org57a74b9"/>GUI Node
<text:bookmark-end text:name="OrgXref.org57a74b9"/></text:h>
      <text:p text:style-name="Text_20_body">One instance of this ROS node will run independently from all SmartCages,
either on one of the cages or on a separate Linux single board computer
connected to the Ethernet LAN.
</text:p>
      <text:p text:style-name="Text_20_body">This node will pass data from the SmartCages to the webserver hosting the
GUI webpage.
</text:p>
      <text:h text:style-name="Heading_20_3" text:outline-level="3" text:is-list-header="false">
<text:bookmark-start text:name="OrgXref.org2b36e58"/>
<text:bookmark text:name="org2b36e58"/>Alarm Node
<text:bookmark-end text:name="OrgXref.org2b36e58"/></text:h>
      <text:p text:style-name="Text_20_body">One instance of this ROS node will run independently from all SmartCages,
either on one of the cages or on a separate Linux single board computer
connected to the Ethernet LAN.
</text:p>
      <text:p text:style-name="Text_20_body">This node will send email to the research when an alarm has been triggered.
</text:p>
      <text:h text:style-name="Heading_20_3" text:outline-level="3" text:is-list-header="false">
<text:bookmark-start text:name="OrgXref.orgdcd07db"/>
<text:bookmark text:name="orgdcd07db"/>SmartCageController Node
<text:bookmark-end text:name="OrgXref.orgdcd07db"/></text:h>
      <text:p text:style-name="Text_20_body">One instance of this ROS node will run on each of the SmartCages.
</text:p>
      <text:p text:style-name="Text_20_body">This node will manage the starting and stopping of courses on the SmartCage
and the creation and running of sessions.
</text:p>
      <text:p text:style-name="Text_20_body">This node will save data about the courses and sessions into the data
directories.
</text:p>
      <text:h text:style-name="Heading_20_3" text:outline-level="3" text:is-list-header="false">
<text:bookmark-start text:name="OrgXref.org5a96a2e"/>
<text:bookmark text:name="org5a96a2e"/>Camera Node
<text:bookmark-end text:name="OrgXref.org5a96a2e"/></text:h>
      <text:p text:style-name="Text_20_body">One instance of this ROS node will run on each of the SmartCages for each of
the SmartCage cameras.
</text:p>
      <text:p text:style-name="Text_20_body">This node will connect to a camera and stream images from it.
</text:p>
      <text:h text:style-name="Heading_20_3" text:outline-level="3" text:is-list-header="false">
<text:bookmark-start text:name="OrgXref.orgeca4895"/>
<text:bookmark text:name="orgeca4895"/>CameraDataWriterNode
<text:bookmark-end text:name="OrgXref.orgeca4895"/></text:h>
      <text:p text:style-name="Text_20_body">One instance of this ROS node will run on each of the SmartCages for each of
the SmartCage cameras.
</text:p>
      <text:p text:style-name="Text_20_body">This node will save images from its associated camera stream into the data
directory.
</text:p>
      <text:h text:style-name="Heading_20_3" text:outline-level="3" text:is-list-header="false">
<text:bookmark-start text:name="OrgXref.org3da00c8"/>
<text:bookmark text:name="org3da00c8"/>Tunnel Node
<text:bookmark-end text:name="OrgXref.org3da00c8"/></text:h>
      <text:p text:style-name="Text_20_body">One instance of this ROS node will run on each of the SmartCages.
</text:p>
      <text:p text:style-name="Text_20_body">This node will manage the tunnel and all of its sensors and actuators,
including the headbar sensors, the floor force sensor, the emergency stop
switch, the latches, and the digital output to the Bpod.
</text:p>
      <text:h text:style-name="Heading_20_3" text:outline-level="3" text:is-list-header="false">
<text:bookmark-start text:name="OrgXref.org63bc051"/>
<text:bookmark text:name="org63bc051"/>TunnelDataWriter Node
<text:bookmark-end text:name="OrgXref.org63bc051"/></text:h>
      <text:p text:style-name="Text_20_body">One instance of this ROS node will run on each of the SmartCages.
</text:p>
      <text:p text:style-name="Text_20_body">This node will save trial data into a text file in the data directory.
</text:p>
      <text:h text:style-name="Heading_20_3" text:outline-level="3" text:is-list-header="false">
<text:bookmark-start text:name="OrgXref.orgc220c28"/>
<text:bookmark text:name="orgc220c28"/>Lickport Node
<text:bookmark-end text:name="OrgXref.orgc220c28"/></text:h>
      <text:p text:style-name="Text_20_body">One instance of this ROS node will run on each of the SmartCages.
</text:p>
      <text:p text:style-name="Text_20_body">This node will manage the lickport linear actuator motors.
</text:p>
      <text:h text:style-name="Heading_20_3" text:outline-level="3" text:is-list-header="false">
<text:bookmark-start text:name="OrgXref.org3a21530"/>
<text:bookmark text:name="org3a21530"/>LickportDataWriter Node
<text:bookmark-end text:name="OrgXref.org3a21530"/></text:h>
      <text:p text:style-name="Text_20_body">One instance of this ROS node will run on each of the SmartCages.
</text:p>
      <text:p text:style-name="Text_20_body">This node will save lickport position data into a text file in the data
directory.
</text:p>
      <text:h text:style-name="Heading_20_3" text:outline-level="3" text:is-list-header="false">
<text:bookmark-start text:name="OrgXref.orgfc12121"/>
<text:bookmark text:name="orgfc12121"/>Matlab Node
<text:bookmark-end text:name="OrgXref.orgfc12121"/></text:h>
      <text:p text:style-name="Text_20_body">One instance of this ROS node will run on each of the SmartCages that
contain a Windows computer running Matlab connected to Bpod.
</text:p>
      <text:p text:style-name="Text_20_body">This node will allow Matlab to send messages to the other components in the
SmartCage system.
</text:p>
      <text:h text:style-name="Heading_20_3" text:outline-level="3" text:is-list-header="false">
<text:bookmark-start text:name="OrgXref.org7b00437"/>
<text:bookmark text:name="org7b00437"/>Watchdog Node
<text:bookmark-end text:name="OrgXref.org7b00437"/></text:h>
      <text:p text:style-name="Text_20_body">One instance of this ROS node will run on each of the SmartCages that
contain a Windows computer running Matlab connected to Bpod.
</text:p>
      <text:p text:style-name="Text_20_body">This node will expects regular messages from the Matlab node and will
trigger an alarm if it does not receive them.
</text:p>
      <text:h text:style-name="Heading_20_2" text:outline-level="2" text:is-list-header="false">
<text:bookmark-start text:name="OrgXref.org57fda11"/>
<text:bookmark text:name="org57fda11"/>Time Estimates
<text:bookmark-end text:name="OrgXref.org57fda11"/></text:h>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task</text:p>
              </table:table-cell>
              <table:table-cell table:style-name="OrgTblCellTB">
                <text:p text:style-name="OrgTableHeadingRight">weeks left to complete</text:p>
              </table:table-cell>
            </table:table-row>
          </table:table-header-rows>
          <table:table-rows>
            <table:table-row>
              <table:table-cell table:style-name="OrgTblCellT">
                <text:p text:style-name="OrgTableContentsLeft">SmartCageController Node</text:p>
              </table:table-cell>
              <table:table-cell table:style-name="OrgTblCellT">
                <text:p text:style-name="OrgTableContentsRight">0</text:p>
              </table:table-cell>
            </table:table-row>
            <table:table-row>
              <table:table-cell table:style-name="OrgTblCell">
                <text:p text:style-name="OrgTableContentsLeft">Camera Node</text:p>
              </table:table-cell>
              <table:table-cell table:style-name="OrgTblCell">
                <text:p text:style-name="OrgTableContentsRight">0</text:p>
              </table:table-cell>
            </table:table-row>
            <table:table-row>
              <table:table-cell table:style-name="OrgTblCell">
                <text:p text:style-name="OrgTableContentsLeft">CameraDataWriterNode</text:p>
              </table:table-cell>
              <table:table-cell table:style-name="OrgTblCell">
                <text:p text:style-name="OrgTableContentsRight">0</text:p>
              </table:table-cell>
            </table:table-row>
            <table:table-row>
              <table:table-cell table:style-name="OrgTblCell">
                <text:p text:style-name="OrgTableContentsLeft">Tunnel Node</text:p>
              </table:table-cell>
              <table:table-cell table:style-name="OrgTblCell">
                <text:p text:style-name="OrgTableContentsRight">0</text:p>
              </table:table-cell>
            </table:table-row>
            <table:table-row>
              <table:table-cell table:style-name="OrgTblCell">
                <text:p text:style-name="OrgTableContentsLeft">TunnelDataWriter Node</text:p>
              </table:table-cell>
              <table:table-cell table:style-name="OrgTblCell">
                <text:p text:style-name="OrgTableContentsRight">0</text:p>
              </table:table-cell>
            </table:table-row>
            <table:table-row>
              <table:table-cell table:style-name="OrgTblCell">
                <text:p text:style-name="OrgTableContentsLeft">Lickport Node</text:p>
              </table:table-cell>
              <table:table-cell table:style-name="OrgTblCell">
                <text:p text:style-name="OrgTableContentsRight">0</text:p>
              </table:table-cell>
            </table:table-row>
            <table:table-row>
              <table:table-cell table:style-name="OrgTblCell">
                <text:p text:style-name="OrgTableContentsLeft">LickportDataWriter Node</text:p>
              </table:table-cell>
              <table:table-cell table:style-name="OrgTblCell">
                <text:p text:style-name="OrgTableContentsRight">0</text:p>
              </table:table-cell>
            </table:table-row>
            <table:table-row>
              <table:table-cell table:style-name="OrgTblCell">
                <text:p text:style-name="OrgTableContentsLeft">Phidgets Drivers</text:p>
              </table:table-cell>
              <table:table-cell table:style-name="OrgTblCell">
                <text:p text:style-name="OrgTableContentsRight">0</text:p>
              </table:table-cell>
            </table:table-row>
            <table:table-row>
              <table:table-cell table:style-name="OrgTblCell">
                <text:p text:style-name="OrgTableContentsLeft">Camera Drivers</text:p>
              </table:table-cell>
              <table:table-cell table:style-name="OrgTblCell">
                <text:p text:style-name="OrgTableContentsRight">0</text:p>
              </table:table-cell>
            </table:table-row>
            <table:table-row>
              <table:table-cell table:style-name="OrgTblCell">
                <text:p text:style-name="OrgTableContentsLeft">Linux Single Board Computer Setup</text:p>
              </table:table-cell>
              <table:table-cell table:style-name="OrgTblCell">
                <text:p text:style-name="OrgTableContentsRight">0</text:p>
              </table:table-cell>
            </table:table-row>
            <table:table-row>
              <table:table-cell table:style-name="OrgTblCell">
                <text:p text:style-name="OrgTableContentsLeft">Windows Computer Setup</text:p>
              </table:table-cell>
              <table:table-cell table:style-name="OrgTblCell">
                <text:p text:style-name="OrgTableContentsRight">0</text:p>
              </table:table-cell>
            </table:table-row>
            <table:table-row>
              <table:table-cell table:style-name="OrgTblCell">
                <text:p text:style-name="OrgTableContentsLeft">SmartCageSetController Node</text:p>
              </table:table-cell>
              <table:table-cell table:style-name="OrgTblCell">
                <text:p text:style-name="OrgTableContentsRight">1</text:p>
              </table:table-cell>
            </table:table-row>
            <table:table-row>
              <table:table-cell table:style-name="OrgTblCell">
                <text:p text:style-name="OrgTableContentsLeft">SmartCageSetDataWriter Node</text:p>
              </table:table-cell>
              <table:table-cell table:style-name="OrgTblCell">
                <text:p text:style-name="OrgTableContentsRight">1</text:p>
              </table:table-cell>
            </table:table-row>
            <table:table-row>
              <table:table-cell table:style-name="OrgTblCell">
                <text:p text:style-name="OrgTableContentsLeft">GUI Node</text:p>
              </table:table-cell>
              <table:table-cell table:style-name="OrgTblCell">
                <text:p text:style-name="OrgTableContentsRight">1</text:p>
              </table:table-cell>
            </table:table-row>
            <table:table-row>
              <table:table-cell table:style-name="OrgTblCell">
                <text:p text:style-name="OrgTableContentsLeft">Create Webpage GUI</text:p>
              </table:table-cell>
              <table:table-cell table:style-name="OrgTblCell">
                <text:p text:style-name="OrgTableContentsRight">1</text:p>
              </table:table-cell>
            </table:table-row>
            <table:table-row>
              <table:table-cell table:style-name="OrgTblCell">
                <text:p text:style-name="OrgTableContentsLeft">Alarm Node</text:p>
              </table:table-cell>
              <table:table-cell table:style-name="OrgTblCell">
                <text:p text:style-name="OrgTableContentsRight">1</text:p>
              </table:table-cell>
            </table:table-row>
            <table:table-row>
              <table:table-cell table:style-name="OrgTblCell">
                <text:p text:style-name="OrgTableContentsLeft">Matlab Node</text:p>
              </table:table-cell>
              <table:table-cell table:style-name="OrgTblCell">
                <text:p text:style-name="OrgTableContentsRight">1</text:p>
              </table:table-cell>
            </table:table-row>
            <table:table-row>
              <table:table-cell table:style-name="OrgTblCell">
                <text:p text:style-name="OrgTableContentsLeft">Watchdog Node</text:p>
              </table:table-cell>
              <table:table-cell table:style-name="OrgTblCell">
                <text:p text:style-name="OrgTableContentsRight">1</text:p>
              </table:table-cell>
            </table:table-row>
            <table:table-row>
              <table:table-cell table:style-name="OrgTblCell">
                <text:p text:style-name="OrgTableContentsLeft">Setup Ethernet LAN and Router</text:p>
              </table:table-cell>
              <table:table-cell table:style-name="OrgTblCell">
                <text:p text:style-name="OrgTableContentsRight">1</text:p>
              </table:table-cell>
            </table:table-row>
            <table:table-row>
              <table:table-cell table:style-name="OrgTblCell">
                <text:p text:style-name="OrgTableContentsLeft">Docker Images to Manage Updates</text:p>
              </table:table-cell>
              <table:table-cell table:style-name="OrgTblCell">
                <text:p text:style-name="OrgTableContentsRight">1</text:p>
              </table:table-cell>
            </table:table-row>
            <table:table-row>
              <table:table-cell table:style-name="OrgTblCell">
                <text:p text:style-name="OrgTableContentsLeft">Testing</text:p>
              </table:table-cell>
              <table:table-cell table:style-name="OrgTblCell">
                <text:p text:style-name="OrgTableContentsRight">1</text:p>
              </table:table-cell>
            </table:table-row>
            <table:table-row>
              <table:table-cell table:style-name="OrgTblCell">
                <text:p text:style-name="OrgTableContentsLeft">Documentation</text:p>
              </table:table-cell>
              <table:table-cell table:style-name="OrgTblCell">
                <text:p text:style-name="OrgTableContentsRight">1</text:p>
              </table:table-cell>
            </table:table-row>
            <table:table-row>
              <table:table-cell table:style-name="OrgTblCellB">
                <text:p text:style-name="OrgTableContentsLeft">Total</text:p>
              </table:table-cell>
              <table:table-cell table:style-name="OrgTblCellB">
                <text:p text:style-name="OrgTableContentsRight">11</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Polidoro</dc:creator>
    <meta:initial-creator>Peter Polidoro</meta:initial-creator>
    <dc:date>2020-04-03T15:32:44</dc:date>
    <meta:creation-date>2020-04-03T15:32:44</meta:creation-date>
    <meta:generator>Emacs 28.0.50 (Org mode 9.3)</meta:generator>
    <meta:keyword/>
    <dc:subject/>
    <dc:title/>
  </office:meta>
</office:document-meta>
</file>